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3];[.$F3])" office:value-type="float"/>
          <table:table-cell table:formula="of:=MIN([.$C3];[.$G3])" office:value-type="float"/>
          <table:table-cell table:formula="of:=MIN([.$D3];[.$H3])" office:value-type="float"/>
          <table:table-cell table:formula="of:=MIN([.$E3];[.$I3])" office:value-type="float"/>
          <table:table-cell table:formula="of:=MEDIAN([.$B3];[.$F3])" office:value-type="float"/>
          <table:table-cell table:formula="of:=MEDIAN([.$C3];[.$G3])" office:value-type="float"/>
          <table:table-cell table:formula="of:=MEDIAN([.$D3];[.$H3])" office:value-type="float"/>
          <table:table-cell table:formula="of:=MEDIAN([.$E3];[.$I3])" office:value-type="float"/>
          <table:table-cell table:formula="of:=MAX([.$B3];[.$F3])" office:value-type="float"/>
          <table:table-cell table:formula="of:=MAX([.$C3];[.$G3])" office:value-type="float"/>
          <table:table-cell table:formula="of:=MAX([.$D3];[.$H3])" office:value-type="float"/>
          <table:table-cell table:formula="of:=MAX([.$E3];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4];[.$F4])" office:value-type="float"/>
          <table:table-cell table:formula="of:=MIN([.$C4];[.$G4])" office:value-type="float"/>
          <table:table-cell table:formula="of:=MIN([.$D4];[.$H4])" office:value-type="float"/>
          <table:table-cell table:formula="of:=MIN([.$E4];[.$I4])" office:value-type="float"/>
          <table:table-cell table:formula="of:=MEDIAN([.$B4];[.$F4])" office:value-type="float"/>
          <table:table-cell table:formula="of:=MEDIAN([.$C4];[.$G4])" office:value-type="float"/>
          <table:table-cell table:formula="of:=MEDIAN([.$D4];[.$H4])" office:value-type="float"/>
          <table:table-cell table:formula="of:=MEDIAN([.$E4];[.$I4])" office:value-type="float"/>
          <table:table-cell table:formula="of:=MAX([.$B4];[.$F4])" office:value-type="float"/>
          <table:table-cell table:formula="of:=MAX([.$C4];[.$G4])" office:value-type="float"/>
          <table:table-cell table:formula="of:=MAX([.$D4];[.$H4])" office:value-type="float"/>
          <table:table-cell table:formula="of:=MAX([.$E4];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5];[.$F5])" office:value-type="float"/>
          <table:table-cell table:formula="of:=MIN([.$C5];[.$G5])" office:value-type="float"/>
          <table:table-cell table:formula="of:=MIN([.$D5];[.$H5])" office:value-type="float"/>
          <table:table-cell table:formula="of:=MIN([.$E5];[.$I5])" office:value-type="float"/>
          <table:table-cell table:formula="of:=MEDIAN([.$B5];[.$F5])" office:value-type="float"/>
          <table:table-cell table:formula="of:=MEDIAN([.$C5];[.$G5])" office:value-type="float"/>
          <table:table-cell table:formula="of:=MEDIAN([.$D5];[.$H5])" office:value-type="float"/>
          <table:table-cell table:formula="of:=MEDIAN([.$E5];[.$I5])" office:value-type="float"/>
          <table:table-cell table:formula="of:=MAX([.$B5];[.$F5])" office:value-type="float"/>
          <table:table-cell table:formula="of:=MAX([.$C5];[.$G5])" office:value-type="float"/>
          <table:table-cell table:formula="of:=MAX([.$D5];[.$H5])" office:value-type="float"/>
          <table:table-cell table:formula="of:=MAX([.$E5];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6];[.$F6])" office:value-type="float"/>
          <table:table-cell table:formula="of:=MIN([.$C6];[.$G6])" office:value-type="float"/>
          <table:table-cell table:formula="of:=MIN([.$D6];[.$H6])" office:value-type="float"/>
          <table:table-cell table:formula="of:=MIN([.$E6];[.$I6])" office:value-type="float"/>
          <table:table-cell table:formula="of:=MEDIAN([.$B6];[.$F6])" office:value-type="float"/>
          <table:table-cell table:formula="of:=MEDIAN([.$C6];[.$G6])" office:value-type="float"/>
          <table:table-cell table:formula="of:=MEDIAN([.$D6];[.$H6])" office:value-type="float"/>
          <table:table-cell table:formula="of:=MEDIAN([.$E6];[.$I6])" office:value-type="float"/>
          <table:table-cell table:formula="of:=MAX([.$B6];[.$F6])" office:value-type="float"/>
          <table:table-cell table:formula="of:=MAX([.$C6];[.$G6])" office:value-type="float"/>
          <table:table-cell table:formula="of:=MAX([.$D6];[.$H6])" office:value-type="float"/>
          <table:table-cell table:formula="of:=MAX([.$E6];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7];[.$F7])" office:value-type="float"/>
          <table:table-cell table:formula="of:=MIN([.$C7];[.$G7])" office:value-type="float"/>
          <table:table-cell table:formula="of:=MIN([.$D7];[.$H7])" office:value-type="float"/>
          <table:table-cell table:formula="of:=MIN([.$E7];[.$I7])" office:value-type="float"/>
          <table:table-cell table:formula="of:=MEDIAN([.$B7];[.$F7])" office:value-type="float"/>
          <table:table-cell table:formula="of:=MEDIAN([.$C7];[.$G7])" office:value-type="float"/>
          <table:table-cell table:formula="of:=MEDIAN([.$D7];[.$H7])" office:value-type="float"/>
          <table:table-cell table:formula="of:=MEDIAN([.$E7];[.$I7])" office:value-type="float"/>
          <table:table-cell table:formula="of:=MAX([.$B7];[.$F7])" office:value-type="float"/>
          <table:table-cell table:formula="of:=MAX([.$C7];[.$G7])" office:value-type="float"/>
          <table:table-cell table:formula="of:=MAX([.$D7];[.$H7])" office:value-type="float"/>
          <table:table-cell table:formula="of:=MAX([.$E7];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8];[.$F8])" office:value-type="float"/>
          <table:table-cell table:formula="of:=MIN([.$C8];[.$G8])" office:value-type="float"/>
          <table:table-cell table:formula="of:=MIN([.$D8];[.$H8])" office:value-type="float"/>
          <table:table-cell table:formula="of:=MIN([.$E8];[.$I8])" office:value-type="float"/>
          <table:table-cell table:formula="of:=MEDIAN([.$B8];[.$F8])" office:value-type="float"/>
          <table:table-cell table:formula="of:=MEDIAN([.$C8];[.$G8])" office:value-type="float"/>
          <table:table-cell table:formula="of:=MEDIAN([.$D8];[.$H8])" office:value-type="float"/>
          <table:table-cell table:formula="of:=MEDIAN([.$E8];[.$I8])" office:value-type="float"/>
          <table:table-cell table:formula="of:=MAX([.$B8];[.$F8])" office:value-type="float"/>
          <table:table-cell table:formula="of:=MAX([.$C8];[.$G8])" office:value-type="float"/>
          <table:table-cell table:formula="of:=MAX([.$D8];[.$H8])" office:value-type="float"/>
          <table:table-cell table:formula="of:=MAX([.$E8];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9];[.$F9])" office:value-type="float"/>
          <table:table-cell table:formula="of:=MIN([.$C9];[.$G9])" office:value-type="float"/>
          <table:table-cell table:formula="of:=MIN([.$D9];[.$H9])" office:value-type="float"/>
          <table:table-cell table:formula="of:=MIN([.$E9];[.$I9])" office:value-type="float"/>
          <table:table-cell table:formula="of:=MEDIAN([.$B9];[.$F9])" office:value-type="float"/>
          <table:table-cell table:formula="of:=MEDIAN([.$C9];[.$G9])" office:value-type="float"/>
          <table:table-cell table:formula="of:=MEDIAN([.$D9];[.$H9])" office:value-type="float"/>
          <table:table-cell table:formula="of:=MEDIAN([.$E9];[.$I9])" office:value-type="float"/>
          <table:table-cell table:formula="of:=MAX([.$B9];[.$F9])" office:value-type="float"/>
          <table:table-cell table:formula="of:=MAX([.$C9];[.$G9])" office:value-type="float"/>
          <table:table-cell table:formula="of:=MAX([.$D9];[.$H9])" office:value-type="float"/>
          <table:table-cell table:formula="of:=MAX([.$E9];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10];[.$F10])" office:value-type="float"/>
          <table:table-cell table:formula="of:=MIN([.$C10];[.$G10])" office:value-type="float"/>
          <table:table-cell table:formula="of:=MIN([.$D10];[.$H10])" office:value-type="float"/>
          <table:table-cell table:formula="of:=MIN([.$E10];[.$I10])" office:value-type="float"/>
          <table:table-cell table:formula="of:=MEDIAN([.$B10];[.$F10])" office:value-type="float"/>
          <table:table-cell table:formula="of:=MEDIAN([.$C10];[.$G10])" office:value-type="float"/>
          <table:table-cell table:formula="of:=MEDIAN([.$D10];[.$H10])" office:value-type="float"/>
          <table:table-cell table:formula="of:=MEDIAN([.$E10];[.$I10])" office:value-type="float"/>
          <table:table-cell table:formula="of:=MAX([.$B10];[.$F10])" office:value-type="float"/>
          <table:table-cell table:formula="of:=MAX([.$C10];[.$G10])" office:value-type="float"/>
          <table:table-cell table:formula="of:=MAX([.$D10];[.$H10])" office:value-type="float"/>
          <table:table-cell table:formula="of:=MAX([.$E10];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11];[.$F11])" office:value-type="float"/>
          <table:table-cell table:formula="of:=MIN([.$C11];[.$G11])" office:value-type="float"/>
          <table:table-cell table:formula="of:=MIN([.$D11];[.$H11])" office:value-type="float"/>
          <table:table-cell table:formula="of:=MIN([.$E11];[.$I11])" office:value-type="float"/>
          <table:table-cell table:formula="of:=MEDIAN([.$B11];[.$F11])" office:value-type="float"/>
          <table:table-cell table:formula="of:=MEDIAN([.$C11];[.$G11])" office:value-type="float"/>
          <table:table-cell table:formula="of:=MEDIAN([.$D11];[.$H11])" office:value-type="float"/>
          <table:table-cell table:formula="of:=MEDIAN([.$E11];[.$I11])" office:value-type="float"/>
          <table:table-cell table:formula="of:=MAX([.$B11];[.$F11])" office:value-type="float"/>
          <table:table-cell table:formula="of:=MAX([.$C11];[.$G11])" office:value-type="float"/>
          <table:table-cell table:formula="of:=MAX([.$D11];[.$H11])" office:value-type="float"/>
          <table:table-cell table:formula="of:=MAX([.$E11];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12];[.$F12])" office:value-type="float"/>
          <table:table-cell table:formula="of:=MIN([.$C12];[.$G12])" office:value-type="float"/>
          <table:table-cell table:formula="of:=MIN([.$D12];[.$H12])" office:value-type="float"/>
          <table:table-cell table:formula="of:=MIN([.$E12];[.$I12])" office:value-type="float"/>
          <table:table-cell table:formula="of:=MEDIAN([.$B12];[.$F12])" office:value-type="float"/>
          <table:table-cell table:formula="of:=MEDIAN([.$C12];[.$G12])" office:value-type="float"/>
          <table:table-cell table:formula="of:=MEDIAN([.$D12];[.$H12])" office:value-type="float"/>
          <table:table-cell table:formula="of:=MEDIAN([.$E12];[.$I12])" office:value-type="float"/>
          <table:table-cell table:formula="of:=MAX([.$B12];[.$F12])" office:value-type="float"/>
          <table:table-cell table:formula="of:=MAX([.$C12];[.$G12])" office:value-type="float"/>
          <table:table-cell table:formula="of:=MAX([.$D12];[.$H12])" office:value-type="float"/>
          <table:table-cell table:formula="of:=MAX([.$E12];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table:formula="of:=MIN([.$B13];[.$F13])" office:value-type="float"/>
          <table:table-cell table:formula="of:=MIN([.$C13];[.$G13])" office:value-type="float"/>
          <table:table-cell table:formula="of:=MIN([.$D13];[.$H13])" office:value-type="float"/>
          <table:table-cell table:formula="of:=MIN([.$E13];[.$I13])" office:value-type="float"/>
          <table:table-cell table:formula="of:=MEDIAN([.$B13];[.$F13])" office:value-type="float"/>
          <table:table-cell table:formula="of:=MEDIAN([.$C13];[.$G13])" office:value-type="float"/>
          <table:table-cell table:formula="of:=MEDIAN([.$D13];[.$H13])" office:value-type="float"/>
          <table:table-cell table:formula="of:=MEDIAN([.$E13];[.$I13])" office:value-type="float"/>
          <table:table-cell table:formula="of:=MAX([.$B13];[.$F13])" office:value-type="float"/>
          <table:table-cell table:formula="of:=MAX([.$C13];[.$G13])" office:value-type="float"/>
          <table:table-cell table:formula="of:=MAX([.$D13];[.$H13])" office:value-type="float"/>
          <table:table-cell table:formula="of:=MAX([.$E13];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J3:.$J13])^2)^0.5" office:value-type="float"/>
          <table:table-cell table:number-matrix-columns-spanned="1" table:number-matrix-rows-spanned="1" table:formula="of:=SUM(([.G3:.G13]-[.$K3:.$K13])^2)^0.5" office:value-type="float"/>
          <table:table-cell table:number-matrix-columns-spanned="1" table:number-matrix-rows-spanned="1" table:formula="of:=SUM(([.H3:.H13]-[.$L3:.$L13])^2)^0.5" office:value-type="float"/>
          <table:table-cell table:number-matrix-columns-spanned="1" table:number-matrix-rows-spanned="1" table:formula="of:=SUM(([.I3:.I13]-[.$M3:.$M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J3:.$J13])" office:value-type="float"/>
          <table:table-cell table:number-matrix-columns-spanned="1" table:number-matrix-rows-spanned="1" table:formula="of:=SUM([.G3:.G13]=[.$K3:.$K13])" office:value-type="float"/>
          <table:table-cell table:number-matrix-columns-spanned="1" table:number-matrix-rows-spanned="1" table:formula="of:=SUM([.H3:.H13]=[.$L3:.$L13])" office:value-type="float"/>
          <table:table-cell table:number-matrix-columns-spanned="1" table:number-matrix-rows-spanned="1" table:formula="of:=SUM([.I3:.I13]=[.$M3:.$M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N3:.$N13])" office:value-type="float"/>
          <table:table-cell table:number-matrix-columns-spanned="1" table:number-matrix-rows-spanned="1" table:formula="of:=SUM([.C3:.C13]&lt;[.$O3:.$O13])" office:value-type="float"/>
          <table:table-cell table:number-matrix-columns-spanned="1" table:number-matrix-rows-spanned="1" table:formula="of:=SUM([.D3:.D13]&lt;[.$P3:.$P13])" office:value-type="float"/>
          <table:table-cell table:number-matrix-columns-spanned="1" table:number-matrix-rows-spanned="1" table:formula="of:=SUM([.E3:.E13]&lt;[.$Q3:.$Q13])" office:value-type="float"/>
          <table:table-cell table:number-matrix-columns-spanned="1" table:number-matrix-rows-spanned="1" table:formula="of:=SUM([.F3:.F13]&lt;[.$N3:.$N13])" office:value-type="float"/>
          <table:table-cell table:number-matrix-columns-spanned="1" table:number-matrix-rows-spanned="1" table:formula="of:=SUM([.G3:.G13]&lt;[.$O3:.$O13])" office:value-type="float"/>
          <table:table-cell table:number-matrix-columns-spanned="1" table:number-matrix-rows-spanned="1" table:formula="of:=SUM([.H3:.H13]&lt;[.$P3:.$P13])" office:value-type="float"/>
          <table:table-cell table:number-matrix-columns-spanned="1" table:number-matrix-rows-spanned="1" table:formula="of:=SUM([.I3:.I13]&lt;[.$Q3:.$Q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N3:.$N13])" office:value-type="float"/>
          <table:table-cell table:number-matrix-columns-spanned="1" table:number-matrix-rows-spanned="1" table:formula="of:=SUM([.C3:.C13]&gt;[.$O3:.$O13])" office:value-type="float"/>
          <table:table-cell table:number-matrix-columns-spanned="1" table:number-matrix-rows-spanned="1" table:formula="of:=SUM([.D3:.D13]&gt;[.$P3:.$P13])" office:value-type="float"/>
          <table:table-cell table:number-matrix-columns-spanned="1" table:number-matrix-rows-spanned="1" table:formula="of:=SUM([.E3:.E13]&gt;[.$Q3:.$Q13])" office:value-type="float"/>
          <table:table-cell table:number-matrix-columns-spanned="1" table:number-matrix-rows-spanned="1" table:formula="of:=SUM([.F3:.F13]&gt;[.$N3:.$N13])" office:value-type="float"/>
          <table:table-cell table:number-matrix-columns-spanned="1" table:number-matrix-rows-spanned="1" table:formula="of:=SUM([.G3:.G13]&gt;[.$O3:.$O13])" office:value-type="float"/>
          <table:table-cell table:number-matrix-columns-spanned="1" table:number-matrix-rows-spanned="1" table:formula="of:=SUM([.H3:.H13]&gt;[.$P3:.$P13])" office:value-type="float"/>
          <table:table-cell table:number-matrix-columns-spanned="1" table:number-matrix-rows-spanned="1" table:formula="of:=SUM([.I3:.I13]&gt;[.$Q3:.$Q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R3:.$R13])" office:value-type="float"/>
          <table:table-cell table:number-matrix-columns-spanned="1" table:number-matrix-rows-spanned="1" table:formula="of:=SUM([.C3:.C13]=[.$S3:.$S13])" office:value-type="float"/>
          <table:table-cell table:number-matrix-columns-spanned="1" table:number-matrix-rows-spanned="1" table:formula="of:=SUM([.D3:.D13]=[.$T3:.$T13])" office:value-type="float"/>
          <table:table-cell table:number-matrix-columns-spanned="1" table:number-matrix-rows-spanned="1" table:formula="of:=SUM([.E3:.E13]=[.$U3:.$U13])" office:value-type="float"/>
          <table:table-cell table:number-matrix-columns-spanned="1" table:number-matrix-rows-spanned="1" table:formula="of:=SUM([.F3:.F13]=[.$R3:.$R13])" office:value-type="float"/>
          <table:table-cell table:number-matrix-columns-spanned="1" table:number-matrix-rows-spanned="1" table:formula="of:=SUM([.G3:.G13]=[.$S3:.$S13])" office:value-type="float"/>
          <table:table-cell table:number-matrix-columns-spanned="1" table:number-matrix-rows-spanned="1" table:formula="of:=SUM([.H3:.H13]=[.$T3:.$T13])" office:value-type="float"/>
          <table:table-cell table:number-matrix-columns-spanned="1" table:number-matrix-rows-spanned="1" table:formula="of:=SUM([.I3:.I13]=[.$U3:.$U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;[.$F3])" office:value-type="float"/>
          <table:table-cell table:formula="of:=MIN([.$C3];[.$G3])" office:value-type="float"/>
          <table:table-cell table:formula="of:=MIN([.$D3];[.$H3])" office:value-type="float"/>
          <table:table-cell table:formula="of:=MIN([.$E3];[.$I3])" office:value-type="float"/>
          <table:table-cell table:formula="of:=MEDIAN([.$B3];[.$F3])" office:value-type="float"/>
          <table:table-cell table:formula="of:=MEDIAN([.$C3];[.$G3])" office:value-type="float"/>
          <table:table-cell table:formula="of:=MEDIAN([.$D3];[.$H3])" office:value-type="float"/>
          <table:table-cell table:formula="of:=MEDIAN([.$E3];[.$I3])" office:value-type="float"/>
          <table:table-cell table:formula="of:=MAX([.$B3];[.$F3])" office:value-type="float"/>
          <table:table-cell table:formula="of:=MAX([.$C3];[.$G3])" office:value-type="float"/>
          <table:table-cell table:formula="of:=MAX([.$D3];[.$H3])" office:value-type="float"/>
          <table:table-cell table:formula="of:=MAX([.$E3];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;[.$F4])" office:value-type="float"/>
          <table:table-cell table:formula="of:=MIN([.$C4];[.$G4])" office:value-type="float"/>
          <table:table-cell table:formula="of:=MIN([.$D4];[.$H4])" office:value-type="float"/>
          <table:table-cell table:formula="of:=MIN([.$E4];[.$I4])" office:value-type="float"/>
          <table:table-cell table:formula="of:=MEDIAN([.$B4];[.$F4])" office:value-type="float"/>
          <table:table-cell table:formula="of:=MEDIAN([.$C4];[.$G4])" office:value-type="float"/>
          <table:table-cell table:formula="of:=MEDIAN([.$D4];[.$H4])" office:value-type="float"/>
          <table:table-cell table:formula="of:=MEDIAN([.$E4];[.$I4])" office:value-type="float"/>
          <table:table-cell table:formula="of:=MAX([.$B4];[.$F4])" office:value-type="float"/>
          <table:table-cell table:formula="of:=MAX([.$C4];[.$G4])" office:value-type="float"/>
          <table:table-cell table:formula="of:=MAX([.$D4];[.$H4])" office:value-type="float"/>
          <table:table-cell table:formula="of:=MAX([.$E4];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;[.$F5])" office:value-type="float"/>
          <table:table-cell table:formula="of:=MIN([.$C5];[.$G5])" office:value-type="float"/>
          <table:table-cell table:formula="of:=MIN([.$D5];[.$H5])" office:value-type="float"/>
          <table:table-cell table:formula="of:=MIN([.$E5];[.$I5])" office:value-type="float"/>
          <table:table-cell table:formula="of:=MEDIAN([.$B5];[.$F5])" office:value-type="float"/>
          <table:table-cell table:formula="of:=MEDIAN([.$C5];[.$G5])" office:value-type="float"/>
          <table:table-cell table:formula="of:=MEDIAN([.$D5];[.$H5])" office:value-type="float"/>
          <table:table-cell table:formula="of:=MEDIAN([.$E5];[.$I5])" office:value-type="float"/>
          <table:table-cell table:formula="of:=MAX([.$B5];[.$F5])" office:value-type="float"/>
          <table:table-cell table:formula="of:=MAX([.$C5];[.$G5])" office:value-type="float"/>
          <table:table-cell table:formula="of:=MAX([.$D5];[.$H5])" office:value-type="float"/>
          <table:table-cell table:formula="of:=MAX([.$E5];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J3:.$J5])^2)^0.5" office:value-type="float"/>
          <table:table-cell table:number-matrix-columns-spanned="1" table:number-matrix-rows-spanned="1" table:formula="of:=SUM(([.G3:.G5]-[.$K3:.$K5])^2)^0.5" office:value-type="float"/>
          <table:table-cell table:number-matrix-columns-spanned="1" table:number-matrix-rows-spanned="1" table:formula="of:=SUM(([.H3:.H5]-[.$L3:.$L5])^2)^0.5" office:value-type="float"/>
          <table:table-cell table:number-matrix-columns-spanned="1" table:number-matrix-rows-spanned="1" table:formula="of:=SUM(([.I3:.I5]-[.$M3:.$M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J3:.$J5])" office:value-type="float"/>
          <table:table-cell table:number-matrix-columns-spanned="1" table:number-matrix-rows-spanned="1" table:formula="of:=SUM([.G3:.G5]=[.$K3:.$K5])" office:value-type="float"/>
          <table:table-cell table:number-matrix-columns-spanned="1" table:number-matrix-rows-spanned="1" table:formula="of:=SUM([.H3:.H5]=[.$L3:.$L5])" office:value-type="float"/>
          <table:table-cell table:number-matrix-columns-spanned="1" table:number-matrix-rows-spanned="1" table:formula="of:=SUM([.I3:.I5]=[.$M3:.$M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N3:.$N5])" office:value-type="float"/>
          <table:table-cell table:number-matrix-columns-spanned="1" table:number-matrix-rows-spanned="1" table:formula="of:=SUM([.C3:.C5]&lt;[.$O3:.$O5])" office:value-type="float"/>
          <table:table-cell table:number-matrix-columns-spanned="1" table:number-matrix-rows-spanned="1" table:formula="of:=SUM([.D3:.D5]&lt;[.$P3:.$P5])" office:value-type="float"/>
          <table:table-cell table:number-matrix-columns-spanned="1" table:number-matrix-rows-spanned="1" table:formula="of:=SUM([.E3:.E5]&lt;[.$Q3:.$Q5])" office:value-type="float"/>
          <table:table-cell table:number-matrix-columns-spanned="1" table:number-matrix-rows-spanned="1" table:formula="of:=SUM([.F3:.F5]&lt;[.$N3:.$N5])" office:value-type="float"/>
          <table:table-cell table:number-matrix-columns-spanned="1" table:number-matrix-rows-spanned="1" table:formula="of:=SUM([.G3:.G5]&lt;[.$O3:.$O5])" office:value-type="float"/>
          <table:table-cell table:number-matrix-columns-spanned="1" table:number-matrix-rows-spanned="1" table:formula="of:=SUM([.H3:.H5]&lt;[.$P3:.$P5])" office:value-type="float"/>
          <table:table-cell table:number-matrix-columns-spanned="1" table:number-matrix-rows-spanned="1" table:formula="of:=SUM([.I3:.I5]&lt;[.$Q3:.$Q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N3:.$N5])" office:value-type="float"/>
          <table:table-cell table:number-matrix-columns-spanned="1" table:number-matrix-rows-spanned="1" table:formula="of:=SUM([.C3:.C5]&gt;[.$O3:.$O5])" office:value-type="float"/>
          <table:table-cell table:number-matrix-columns-spanned="1" table:number-matrix-rows-spanned="1" table:formula="of:=SUM([.D3:.D5]&gt;[.$P3:.$P5])" office:value-type="float"/>
          <table:table-cell table:number-matrix-columns-spanned="1" table:number-matrix-rows-spanned="1" table:formula="of:=SUM([.E3:.E5]&gt;[.$Q3:.$Q5])" office:value-type="float"/>
          <table:table-cell table:number-matrix-columns-spanned="1" table:number-matrix-rows-spanned="1" table:formula="of:=SUM([.F3:.F5]&gt;[.$N3:.$N5])" office:value-type="float"/>
          <table:table-cell table:number-matrix-columns-spanned="1" table:number-matrix-rows-spanned="1" table:formula="of:=SUM([.G3:.G5]&gt;[.$O3:.$O5])" office:value-type="float"/>
          <table:table-cell table:number-matrix-columns-spanned="1" table:number-matrix-rows-spanned="1" table:formula="of:=SUM([.H3:.H5]&gt;[.$P3:.$P5])" office:value-type="float"/>
          <table:table-cell table:number-matrix-columns-spanned="1" table:number-matrix-rows-spanned="1" table:formula="of:=SUM([.I3:.I5]&gt;[.$Q3:.$Q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R3:.$R5])" office:value-type="float"/>
          <table:table-cell table:number-matrix-columns-spanned="1" table:number-matrix-rows-spanned="1" table:formula="of:=SUM([.C3:.C5]=[.$S3:.$S5])" office:value-type="float"/>
          <table:table-cell table:number-matrix-columns-spanned="1" table:number-matrix-rows-spanned="1" table:formula="of:=SUM([.D3:.D5]=[.$T3:.$T5])" office:value-type="float"/>
          <table:table-cell table:number-matrix-columns-spanned="1" table:number-matrix-rows-spanned="1" table:formula="of:=SUM([.E3:.E5]=[.$U3:.$U5])" office:value-type="float"/>
          <table:table-cell table:number-matrix-columns-spanned="1" table:number-matrix-rows-spanned="1" table:formula="of:=SUM([.F3:.F5]=[.$R3:.$R5])" office:value-type="float"/>
          <table:table-cell table:number-matrix-columns-spanned="1" table:number-matrix-rows-spanned="1" table:formula="of:=SUM([.G3:.G5]=[.$S3:.$S5])" office:value-type="float"/>
          <table:table-cell table:number-matrix-columns-spanned="1" table:number-matrix-rows-spanned="1" table:formula="of:=SUM([.H3:.H5]=[.$T3:.$T5])" office:value-type="float"/>
          <table:table-cell table:number-matrix-columns-spanned="1" table:number-matrix-rows-spanned="1" table:formula="of:=SUM([.I3:.I5]=[.$U3:.$U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